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 style:family="table-cell" style:parent-style-name="Default" style:data-style-name="N0">
      <style:table-cell-properties style:vertical-align="automatic" fo:background-color="transparent"/>
      <style:text-properties fo:font-weight="bold" style:font-weight-asian="bold" style:font-weight-complex="bold"/>
    </style:style>
    <style:style style:name="ce4" style:family="table-cell" style:parent-style-name="Default" style:data-style-name="N0">
      <style:table-cell-properties style:vertical-align="automatic" fo:background-color="transparent"/>
      <style:text-properties style:font-name="Arial" style:font-name-asian="Arial" style:font-name-complex="Arial" fo:font-weight="bold" style:font-weight-asian="bold" style:font-weight-complex="bold" style:font-family-generic="swiss"/>
    </style:style>
    <style:style style:name="ce5"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6" style:family="table-cell" style:parent-style-name="Default" style:data-style-name="N0">
      <style:table-cell-properties style:vertical-align="automatic" fo:background-color="transparent"/>
    </style:style>
    <style:style style:name="ce7"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8" style:family="table-cell" style:parent-style-name="Default" style:data-style-name="N0">
      <style:table-cell-properties style:vertical-align="top" fo:background-color="transparent" style:repeat-content="false"/>
      <style:paragraph-properties fo:text-align="start" fo:margin-left="0cm"/>
      <style:text-properties style:font-name="Arial2" style:font-name-asian="Arial2" style:font-name-complex="Arial2"/>
    </style:style>
    <style:style style:name="ce9" style:family="table-cell" style:parent-style-name="Default" style:data-style-name="N0">
      <style:table-cell-properties style:vertical-align="middle" fo:background-color="transparent" style:repeat-content="false"/>
      <style:paragraph-properties fo:text-align="start" fo:margin-left="0cm"/>
      <style:text-properties fo:color="#3333FF" style:font-name="Arial" style:font-name-asian="Arial" style:font-name-complex="Arial" style:text-underline-style="solid" style:text-underline-type="single" style:font-family-generic="swiss"/>
    </style:style>
    <style:style style:name="ce10"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11" style:family="table-cell" style:parent-style-name="Default" style:data-style-name="N0">
      <style:table-cell-properties style:vertical-align="top" fo:background-color="transparent" style:repeat-content="false"/>
      <style:paragraph-properties fo:text-align="start" fo:margin-left="0cm"/>
    </style:style>
    <style:style style:name="ce12" style:family="table-cell" style:parent-style-name="Default" style:data-style-name="N36">
      <style:table-cell-properties style:vertical-align="automatic" fo:background-color="transparent"/>
      <style:text-properties style:font-name="Arial" style:font-name-asian="Arial" style:font-name-complex="Arial" style:font-family-generic="swiss"/>
    </style:style>
    <style:style style:name="ce13" style:family="table-cell" style:parent-style-name="Default" style:data-style-name="N2">
      <style:table-cell-properties style:vertical-align="automatic" fo:background-color="transparent"/>
      <style:text-properties style:font-name="Arial" style:font-name-asian="Arial" style:font-name-complex="Arial" style:font-family-generic="swiss"/>
    </style:style>
    <style:style style:name="ce14" style:family="table-cell" style:parent-style-name="Default" style:data-style-name="N37">
      <style:table-cell-properties style:vertical-align="automatic" fo:background-color="transparent"/>
      <style:text-properties style:font-name="Arial" style:font-name-asian="Arial" style:font-name-complex="Arial" style:font-family-generic="swiss"/>
    </style:style>
    <style:style style:name="ce15" style:family="table-cell" style:parent-style-name="Default" style:data-style-name="N30">
      <style:table-cell-properties style:vertical-align="automatic" fo:background-color="transparent"/>
      <style:text-properties style:font-name="Arial" style:font-name-asian="Arial" style:font-name-complex="Arial" style:font-family-generic="swiss"/>
    </style:style>
    <style:style style:name="ce16" style:family="table-cell" style:parent-style-name="Default" style:data-style-name="N0">
      <style:table-cell-properties style:vertical-align="middle" fo:background-color="transparent" style:repeat-content="false"/>
      <style:paragraph-properties fo:text-align="start" fo:margin-left="0cm"/>
      <style:text-properties fo:color="#4472C4" style:font-name="Arial" style:font-name-asian="Arial" style:font-name-complex="Arial" style:text-underline-style="solid" style:text-underline-type="single" style:font-family-generic="swiss"/>
    </style:style>
    <style:style style:name="ce17"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18" style:family="table-cell" style:parent-style-name="Default" style:data-style-name="N0">
      <style:table-cell-properties fo:background-color="transparent"/>
      <style:text-properties style:font-name="Arial2" style:font-name-asian="Arial2" style:font-name-complex="Arial2"/>
    </style:style>
    <style:style style:name="ce19" style:family="table-cell" style:parent-style-name="Default" style:data-style-name="N0">
      <style:table-cell-properties style:vertical-align="automatic" fo:background-color="transparent" style:repeat-content="false"/>
      <style:paragraph-properties fo:text-align="start" fo:margin-left="0cm"/>
      <style:text-properties style:font-name="Arial2" style:font-name-asian="Arial2" style:font-name-complex="Arial2"/>
    </style:style>
    <style:style style:name="ce20"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1"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2"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font-family-generic="swiss"/>
    </style:style>
    <style:style style:name="ce23" style:family="table-cell" style:parent-style-name="Default" style:data-style-name="N0">
      <style:table-cell-properties style:vertical-align="middle" fo:background-color="transparent" style:repeat-content="false"/>
      <style:paragraph-properties fo:text-align="start" fo:margin-left="0cm"/>
      <style:text-properties fo:color="#3333FF" style:font-name="Arial" style:font-name-asian="Arial" style:font-name-complex="Arial" style:text-underline-style="solid" style:text-underline-type="single" style:font-family-generic="swiss"/>
    </style:style>
    <style:style style:name="T1"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Arial1" style:font-name-asian="Arial1" style:font-name-complex="Arial1"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3.06916666666667cm"/>
    </style:style>
    <style:style style:name="co2" style:family="table-column">
      <style:table-column-properties fo:break-before="auto" style:column-width="2.83104166666667cm"/>
    </style:style>
    <style:style style:name="co3" style:family="table-column">
      <style:table-column-properties fo:break-before="auto" style:column-width="3.730625cm"/>
    </style:style>
    <style:style style:name="co4" style:family="table-column">
      <style:table-column-properties fo:break-before="auto" style:column-width="6.05895833333333cm"/>
    </style:style>
    <style:style style:name="co5" style:family="table-column">
      <style:table-column-properties fo:break-before="auto" style:column-width="3.38666666666667cm"/>
    </style:style>
    <style:style style:name="co6" style:family="table-column">
      <style:table-column-properties fo:break-before="auto" style:column-width="5.45041666666667cm"/>
    </style:style>
    <style:style style:name="co7" style:family="table-column">
      <style:table-column-properties fo:break-before="auto" style:column-width="4.841875cm"/>
    </style:style>
    <style:style style:name="co8" style:family="table-column">
      <style:table-column-properties fo:break-before="auto" style:column-width="5.74145833333333cm"/>
    </style:style>
    <style:style style:name="co9" style:family="table-column">
      <style:table-column-properties fo:break-before="auto" style:column-width="9.763125cm"/>
    </style:style>
    <style:style style:name="co10" style:family="table-column">
      <style:table-column-properties fo:break-before="auto" style:column-width="2.143125cm"/>
    </style:style>
    <style:style style:name="co11" style:family="table-column">
      <style:table-column-properties fo:break-before="auto" style:column-width="1.69333333333333cm"/>
    </style:style>
    <style:style style:name="co12" style:family="table-column">
      <style:table-column-properties fo:break-before="auto" style:column-width="1.45520833333333cm"/>
    </style:style>
    <style:style style:name="co13" style:family="table-column">
      <style:table-column-properties fo:break-before="auto" style:column-width="3.20145833333333cm"/>
    </style:style>
    <style:style style:name="co14" style:family="table-column">
      <style:table-column-properties fo:break-before="auto" style:column-width="8.94291666666667cm"/>
    </style:style>
    <style:style style:name="co15" style:family="table-column">
      <style:table-column-properties fo:break-before="auto" style:column-width="3.43958333333333cm"/>
    </style:style>
    <style:style style:name="co16" style:family="table-column">
      <style:table-column-properties fo:break-before="auto" style:column-width="4.70958333333333cm"/>
    </style:style>
    <style:style style:name="co17" style:family="table-column">
      <style:table-column-properties fo:break-before="auto" style:column-width="3.36020833333333cm"/>
    </style:style>
    <style:style style:name="co18" style:family="table-column">
      <style:table-column-properties fo:break-before="auto" style:column-width="5.02708333333333cm"/>
    </style:style>
    <style:style style:name="co19" style:family="table-column">
      <style:table-column-properties fo:break-before="auto" style:column-width="3.46604166666667cm"/>
    </style:style>
    <style:style style:name="co20" style:family="table-column">
      <style:table-column-properties fo:break-before="auto" style:column-width="4.94770833333333cm"/>
    </style:style>
    <style:style style:name="co21" style:family="table-column">
      <style:table-column-properties fo:break-before="auto" style:column-width="2.24895833333333cm"/>
    </style:style>
    <style:style style:name="co22" style:family="table-column">
      <style:table-column-properties fo:break-before="auto" style:column-width="10.3452083333333cm"/>
    </style:style>
    <style:style style:name="co23" style:family="table-column">
      <style:table-column-properties fo:break-before="auto" style:column-width="2.80458333333333cm"/>
    </style:style>
    <style:style style:name="co24" style:family="table-column">
      <style:table-column-properties fo:break-before="auto" style:column-width="5.318125cm"/>
    </style:style>
    <style:style style:name="co25" style:family="table-column">
      <style:table-column-properties fo:break-before="auto" style:column-width="2.301875cm"/>
    </style:style>
    <style:style style:name="co26" style:family="table-column">
      <style:table-column-properties fo:break-before="auto" style:column-width="4.1275cm"/>
    </style:style>
    <style:style style:name="co27" style:family="table-column">
      <style:table-column-properties fo:break-before="auto" style:column-width="3.78354166666667cm"/>
    </style:style>
    <style:style style:name="co28" style:family="table-column">
      <style:table-column-properties fo:break-before="auto" style:column-width="5.000625cm"/>
    </style:style>
    <style:style style:name="co29" style:family="table-column">
      <style:table-column-properties fo:break-before="auto" style:column-width="7.540625cm"/>
    </style:style>
    <style:style style:name="co30" style:family="table-column">
      <style:table-column-properties fo:break-before="auto" style:column-width="6.270625cm"/>
    </style:style>
    <style:style style:name="co31" style:family="table-column">
      <style:table-column-properties fo:break-before="auto" style:column-width="3.65125cm"/>
    </style:style>
    <style:style style:name="co32" style:family="table-column">
      <style:table-column-properties fo:break-before="auto" style:column-width="6.746875cm"/>
    </style:style>
    <style:style style:name="co33" style:family="table-column">
      <style:table-column-properties fo:break-before="auto" style:column-width="5.37104166666667cm"/>
    </style:style>
    <style:style style:name="co34" style:family="table-column">
      <style:table-column-properties fo:break-before="auto" style:column-width="3.413125cm"/>
    </style:style>
    <style:style style:name="co35" style:family="table-column">
      <style:table-column-properties fo:break-before="auto" style:column-width="5.794375cm"/>
    </style:style>
    <style:style style:name="co36" style:family="table-column">
      <style:table-column-properties fo:break-before="auto" style:column-width="6.48229166666667cm"/>
    </style:style>
    <style:style style:name="co37" style:family="table-column">
      <style:table-column-properties fo:break-before="auto" style:column-width="7.9375cm"/>
    </style:style>
    <style:style style:name="co38" style:family="table-column">
      <style:table-column-properties fo:break-before="auto" style:column-width="3.28083333333333cm"/>
    </style:style>
    <style:style style:name="co39" style:family="table-column">
      <style:table-column-properties fo:break-before="auto" style:column-width="8.969375cm"/>
    </style:style>
    <style:style style:name="ro1" style:family="table-row">
      <style:table-row-properties style:row-height="13pt" style:use-optimal-row-height="true" fo:break-before="auto"/>
    </style:style>
    <style:style style:name="ro2" style:family="table-row">
      <style:table-row-properties style:row-height="17.25pt" style:use-optimal-row-height="false" fo:break-before="auto"/>
    </style:style>
    <style:style style:name="ro3" style:family="table-row">
      <style:table-row-properties style:row-height="14pt" style:use-optimal-row-height="false" fo:break-before="auto"/>
    </style:style>
    <style:style style:name="ro4" style:family="table-row">
      <style:table-row-properties style:row-height="25pt" style:use-optimal-row-height="false" fo:break-before="auto"/>
    </style:style>
    <style:style style:name="ro5" style:family="table-row">
      <style:table-row-properties style:row-height="85.75pt" style:use-optimal-row-height="false" fo:break-before="auto"/>
    </style:style>
    <style:style style:name="ro6" style:family="table-row">
      <style:table-row-properties style:row-height="12.75pt" style:use-optimal-row-height="true" fo:break-before="auto"/>
    </style:style>
    <style:style style:name="ro7" style:family="table-row">
      <style:table-row-properties style:row-height="12.75pt" style:use-optimal-row-height="false" fo:break-before="auto"/>
    </style:style>
    <style:style style:name="ro8" style:family="table-row">
      <style:table-row-properties style:row-height="94.75pt" style:use-optimal-row-height="false" fo:break-before="auto"/>
    </style:style>
    <style:style style:name="ro9" style:family="table-row">
      <style:table-row-properties style:row-height="44.75pt" style:use-optimal-row-height="false" fo:break-before="auto"/>
    </style:style>
    <style:style style:name="ro10" style:family="table-row">
      <style:table-row-properties style:row-height="22.25pt" style:use-optimal-row-height="false" fo:break-before="auto"/>
    </style:style>
    <style:style style:name="ro11" style:family="table-row">
      <style:table-row-properties style:row-height="11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table table:name="CSOP_OptionsGranted_V4"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number-columns-repeated="1012"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style-name="ce2">
            <text:p>CSOP scheme template – Options granted</text:p>
          </table:table-cell>
          <table:table-cell table:number-columns-repeated="11" table:style-name="ce3"/>
          <table:table-cell table:number-columns-repeated="1010" table:style-name="ce4"/>
          <table:table-cell table:number-columns-repeated="2" table:style-name="ce3"/>
          <table:table-cell table:number-columns-repeated="15360"/>
        </table:table-row>
        <table:table-row table:style-name="ro1">
          <table:table-cell office:value-type="string" table:style-name="ce5">
            <text:p>How to complete this schedul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2">
          <table:table-cell office:value-type="string" table:style-name="ce8">
            <text:p>Enter details of each employee and the Company Share Option Plan (CSOP) below.</text:p>
            <text:p><text:span text:style-name="T1">Please note</text:span>: Monetary values must be entered to 4 decimal places in pounds sterling.</text:p>
            <text:p>Numbers of shares and securities must be entered to 2 decimal places.</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office:value-type="string" table:style-name="ce5">
            <text:p>Important not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3">
          <table:table-cell office:value-type="string" table:style-name="ce8">
            <text:p>You<text:s/><text:span text:style-name="T4">must not</text:span><text:s/>alter the structure or formatting of this schedule. If you do your schedule will be rejected.</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4">
          <table:table-cell office:value-type="string" table:style-name="ce8">
            <text:p>For more information on completing this schedule, follow the link below. You must be connected to the internet to access the guide.</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office:value-type="string" table:style-name="ce9">
            <text:p><text:a xlink:href="https://www.gov.uk/government/publications/company-share-option-plan-end-of-year-return-template">CSOP guidance</text:a></text:p>
          </table:table-cell>
          <table:table-cell table:number-columns-repeated="11" table:style-name="ce6"/>
          <table:table-cell table:number-columns-repeated="1010" table:style-name="ce7"/>
          <table:table-cell table:number-columns-repeated="2" table:style-name="ce6"/>
          <table:table-cell table:number-columns-repeated="15360"/>
        </table:table-row>
        <table:table-row table:style-name="ro1">
          <table:table-cell table:number-columns-repeated="1022" table:style-name="ce7"/>
          <table:table-cell table:number-columns-repeated="2" table:style-name="ce6"/>
          <table:table-cell table:number-columns-repeated="15360"/>
        </table:table-row>
        <table:table-row table:style-name="ro5">
          <table:table-cell office:value-type="string" table:style-name="ce10">
            <text:p>1.</text:p>
            <text:p>Date of grant</text:p>
            <text:p>(yyyy-mm-dd)</text:p>
          </table:table-cell>
          <table:table-cell office:value-type="string" table:style-name="ce10">
            <text:p>2.</text:p>
            <text:p>Number of employees granted options</text:p>
          </table:table-cell>
          <table:table-cell office:value-type="string" table:style-name="ce10">
            <text:p>3.</text:p>
            <text:p>Over how many shares in total were CSOP options granted</text:p>
            <text:p>e.g. 100.00</text:p>
          </table:table-cell>
          <table:table-cell office:value-type="string" table:style-name="ce10">
            <text:p>4.</text:p>
            <text:p>Unrestricted market value (UMV) of each share used to determine option exercise price</text:p>
            <text:p>£</text:p>
            <text:p>e.g. 10.1234</text:p>
          </table:table-cell>
          <table:table-cell office:value-type="string" table:style-name="ce10">
            <text:p>5.</text:p>
            <text:p>Option exercise price per share</text:p>
            <text:p>£</text:p>
            <text:p>e.g. 10.1234</text:p>
          </table:table-cell>
          <table:table-cell office:value-type="string" table:style-name="ce10">
            <text:p>6.</text:p>
            <text:p>Are the shares under the CSOP option listed on a recognised stock exchange?</text:p>
            <text:p>(yes/no)</text:p>
          </table:table-cell>
          <table:table-cell office:value-type="string" table:style-name="ce10">
            <text:p>7.</text:p>
            <text:p>If no, was the market value agreed with HMRC?</text:p>
            <text:p>(yes/no)</text:p>
          </table:table-cell>
          <table:table-cell office:value-type="string" table:style-name="ce10">
            <text:p>8.</text:p>
            <text:p>If yes, enter the HMRC valuation reference given</text:p>
          </table:table-cell>
          <table:table-cell office:value-type="string" table:style-name="ce10">
            <text:p>9.</text:p>
            <text:p>Using the UMV at the time of each relevant grant, does any employee hold unexercised CSOP options over shares totalling more than £30k, including this grant?</text:p>
            <text:p>(yes/no)</text:p>
          </table:table-cell>
          <table:table-cell table:number-columns-repeated="1013" table:style-name="ce8"/>
          <table:table-cell table:number-columns-repeated="2" table:style-name="ce11"/>
          <table:table-cell table:number-columns-repeated="15360"/>
        </table:table-row>
        <table:table-row table:style-name="ro1">
          <table:table-cell office:value-type="date" office:date-value="2015-12-09T00:00:00" table:style-name="ce12">
            <text:p>2015-12-09</text:p>
          </table:table-cell>
          <table:table-cell office:value-type="float" office:value="123456" table:style-name="ce7">
            <text:p>123456</text:p>
          </table:table-cell>
          <table:table-cell office:value-type="float" office:value="50.6" table:style-name="ce13">
            <text:p>50.60</text:p>
          </table:table-cell>
          <table:table-cell office:value-type="float" office:value="10.982100000000001" table:style-name="ce14">
            <text:p>10.9821</text:p>
          </table:table-cell>
          <table:table-cell office:value-type="float" office:value="8.2586999999999993" table:style-name="ce14">
            <text:p>8.2587</text:p>
          </table:table-cell>
          <table:table-cell office:value-type="string" table:style-name="ce15">
            <text:p>no</text:p>
          </table:table-cell>
          <table:table-cell office:value-type="string" table:style-name="ce15">
            <text:p>yes</text:p>
          </table:table-cell>
          <table:table-cell office:value-type="string" table:style-name="ce15">
            <text:p>aa12345678</text:p>
          </table:table-cell>
          <table:table-cell office:value-type="string" table:style-name="ce15">
            <text:p>yes</text:p>
          </table:table-cell>
          <table:table-cell table:number-columns-repeated="1013" table:style-name="ce7"/>
          <table:table-cell table:number-columns-repeated="2" table:style-name="ce6"/>
          <table:table-cell table:number-columns-repeated="15360"/>
        </table:table-row>
        <table:table-row table:style-name="ro1">
          <table:table-cell office:value-type="date" office:date-value="2015-12-09T00:00:00" table:style-name="ce12">
            <text:p>2015-12-09</text:p>
          </table:table-cell>
          <table:table-cell office:value-type="float" office:value="123456" table:style-name="ce7">
            <text:p>123456</text:p>
          </table:table-cell>
          <table:table-cell office:value-type="float" office:value="50.6" table:style-name="ce13">
            <text:p>50.60</text:p>
          </table:table-cell>
          <table:table-cell office:value-type="float" office:value="10.982100000000001" table:style-name="ce14">
            <text:p>10.9821</text:p>
          </table:table-cell>
          <table:table-cell office:value-type="float" office:value="8.2586999999999993" table:style-name="ce14">
            <text:p>8.2587</text:p>
          </table:table-cell>
          <table:table-cell office:value-type="string" table:style-name="ce15">
            <text:p>yes</text:p>
          </table:table-cell>
          <table:table-cell table:number-columns-repeated="2" table:style-name="ce15"/>
          <table:table-cell office:value-type="string" table:style-name="ce15">
            <text:p>no</text:p>
          </table:table-cell>
          <table:table-cell table:number-columns-repeated="1013" table:style-name="ce7"/>
          <table:table-cell table:number-columns-repeated="2" table:style-name="ce6"/>
          <table:table-cell table:number-columns-repeated="15360"/>
        </table:table-row>
        <table:table-row table:number-rows-repeated="5" table:style-name="ro1">
          <table:table-cell table:style-name="ce12"/>
          <table:table-cell table:style-name="ce7"/>
          <table:table-cell table:style-name="ce13"/>
          <table:table-cell table:number-columns-repeated="2" table:style-name="ce14"/>
          <table:table-cell table:number-columns-repeated="4" table:style-name="ce15"/>
          <table:table-cell table:number-columns-repeated="1013" table:style-name="ce7"/>
          <table:table-cell table:number-columns-repeated="2" table:style-name="ce6"/>
          <table:table-cell table:number-columns-repeated="15360"/>
        </table:table-row>
        <table:table-row table:number-rows-repeated="9993" table:style-name="ro1">
          <table:table-cell table:style-name="ce12"/>
          <table:table-cell table:style-name="ce7"/>
          <table:table-cell table:style-name="ce13"/>
          <table:table-cell table:number-columns-repeated="2" table:style-name="ce14"/>
          <table:table-cell table:number-columns-repeated="4" table:style-name="ce15"/>
          <table:table-cell table:number-columns-repeated="16375"/>
        </table:table-row>
        <table:table-row table:number-rows-repeated="1038567" table:style-name="ro6">
          <table:table-cell table:number-columns-repeated="16384"/>
        </table:table-row>
      </table:table>
      <table:table table:name="CSOP_OptionsRCL_V4" table:style-name="ta2">
        <table:table-column table:style-name="co13" table:default-cell-style-name="ce7"/>
        <table:table-column table:style-name="co14" table:default-cell-style-name="ce7"/>
        <table:table-column table:style-name="co15" table:default-cell-style-name="ce14"/>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10" table:default-cell-style-name="ce7"/>
        <table:table-column table:style-name="co22" table:default-cell-style-name="ce7"/>
        <table:table-column table:style-name="co19" table:default-cell-style-name="ce7"/>
        <table:table-column table:style-name="co10" table:number-columns-repeated="1009"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style-name="ce2">
            <text:p>CSOP scheme template – Options released (including exchanges) cancelled or lapsed in year</text:p>
          </table:table-cell>
          <table:table-cell table:number-columns-repeated="11" table:style-name="ce2"/>
          <table:table-cell table:number-columns-repeated="1010" table:style-name="ce7"/>
          <table:table-cell table:number-columns-repeated="15362"/>
        </table:table-row>
        <table:table-row table:style-name="ro1">
          <table:table-cell office:value-type="string" table:style-name="ce5">
            <text:p>How to complete this schedule:</text:p>
          </table:table-cell>
          <table:table-cell table:number-columns-repeated="11" table:style-name="ce5"/>
          <table:table-cell table:number-columns-repeated="1010" table:style-name="ce7"/>
          <table:table-cell table:number-columns-repeated="15362"/>
        </table:table-row>
        <table:table-row table:style-name="ro7">
          <table:table-cell office:value-type="string" table:style-name="ce8">
            <text:p>Enter details of each employee who received money or value on the release, cancellation or lapse of the option.</text:p>
            <text:p><text:span text:style-name="T1">Please note</text:span>: Monetary values must be entered to 4 decimal places in pounds sterling.</text:p>
            <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5">
            <text:p>Important note</text:p>
          </table:table-cell>
          <table:table-cell table:number-columns-repeated="11" table:style-name="ce5"/>
          <table:table-cell table:number-columns-repeated="1010" table:style-name="ce7"/>
          <table:table-cell table:number-columns-repeated="15362"/>
        </table:table-row>
        <table:table-row table:style-name="ro3">
          <table:table-cell office:value-type="string" table:style-name="ce8">
            <text:p>You<text:s/><text:span text:style-name="T4">must not</text:span><text:s/>alter the structure or formatting of this schedule. If you do your schedule will be rejected.</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8">
            <text:p>For more information on completing this schedule, follow the link below. You must be connected to the internet to access the guide.</text:p>
          </table:table-cell>
          <table:table-cell table:number-columns-repeated="11" table:style-name="ce8"/>
          <table:table-cell table:number-columns-repeated="1010" table:style-name="ce7"/>
          <table:table-cell table:number-columns-repeated="15362"/>
        </table:table-row>
        <table:table-row table:style-name="ro1">
          <table:table-cell office:value-type="string" table:style-name="ce16">
            <text:p><text:a xlink:href="https://www.gov.uk/government/publications/company-share-option-plan-end-of-year-return-template">CSOP guidance</text:a></text:p>
          </table:table-cell>
          <table:table-cell table:number-columns-repeated="9" table:style-name="ce16"/>
          <table:table-cell table:number-columns-repeated="2" table:style-name="ce6"/>
          <table:table-cell table:number-columns-repeated="1010" table:style-name="ce7"/>
          <table:table-cell table:number-columns-repeated="15362"/>
        </table:table-row>
        <table:table-row table:style-name="ro1">
          <table:table-cell table:number-columns-repeated="2" table:style-name="ce7"/>
          <table:table-cell table:style-name="ce14"/>
          <table:table-cell table:number-columns-repeated="1019" table:style-name="ce7"/>
          <table:table-cell table:number-columns-repeated="15362"/>
        </table:table-row>
        <table:table-row table:style-name="ro8">
          <table:table-cell office:value-type="string" table:style-name="ce10">
            <text:p>1.</text:p>
            <text:p>Date of event</text:p>
            <text:p>(yyyy-mm-dd)</text:p>
          </table:table-cell>
          <table:table-cell office:value-type="string" table:style-name="ce10">
            <text:p>2.</text:p>
            <text:p>Was money or value received by the option holder or anyone else when the option was released, exchanged, cancelled or lapsed?</text:p>
            <text:p>(yes/no)</text:p>
            <text:p>If yes go to question 3, otherwise no further information is needed for this event.</text:p>
          </table:table-cell>
          <table:table-cell office:value-type="string" table:style-name="ce10">
            <text:p>3.</text:p>
            <text:p>If yes, amount or value</text:p>
            <text:p>£</text:p>
            <text:p>e.g. 10.1234</text:p>
          </table:table-cell>
          <table:table-cell office:value-type="string" table:style-name="ce10">
            <text:p>4.</text:p>
            <text:p>Employee first name</text:p>
          </table:table-cell>
          <table:table-cell office:value-type="string" table:style-name="ce10">
            <text:p>5.</text:p>
            <text:p>Employee second name</text:p>
            <text:p>(if applicable)</text:p>
          </table:table-cell>
          <table:table-cell office:value-type="string" table:style-name="ce10">
            <text:p>6.</text:p>
            <text:p>Employee last name</text:p>
          </table:table-cell>
          <table:table-cell office:value-type="string" table:style-name="ce10">
            <text:p>7.</text:p>
            <text:p>National Insurance number</text:p>
          </table:table-cell>
          <table:table-cell office:value-type="string" table:style-name="ce10">
            <text:p>8.</text:p>
            <text:p>PAYE reference of employing company</text:p>
          </table:table-cell>
          <table:table-cell office:value-type="string" table:style-name="ce10">
            <text:p>9.</text:p>
            <text:p>Was PAYE operated?</text:p>
            <text:p>(yes/no)</text:p>
          </table:table-cell>
          <table:table-cell table:number-columns-repeated="3" table:style-name="ce4"/>
          <table:table-cell table:number-columns-repeated="1006" table:style-name="ce17"/>
          <table:table-cell table:number-columns-repeated="4" table:style-name="ce4"/>
          <table:table-cell table:number-columns-repeated="15362"/>
        </table:table-row>
        <table:table-row table:style-name="ro1">
          <table:table-cell office:value-type="date" office:date-value="2015-12-09T00:00:00" table:style-name="ce12">
            <text:p>2015-12-09</text:p>
          </table:table-cell>
          <table:table-cell office:value-type="string" table:style-name="ce15">
            <text:p>yes</text:p>
          </table:table-cell>
          <table:table-cell office:value-type="float" office:value="10.1234" table:style-name="ce14">
            <text:p>10.1234</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B123456A</text:p>
          </table:table-cell>
          <table:table-cell office:value-type="string" table:style-name="ce15">
            <text:p>123/XZ55555555</text:p>
          </table:table-cell>
          <table:table-cell office:value-type="string" table:style-name="ce15">
            <text:p>no</text:p>
          </table:table-cell>
          <table:table-cell table:number-columns-repeated="1013" table:style-name="ce7"/>
          <table:table-cell table:number-columns-repeated="15362"/>
        </table:table-row>
        <table:table-row table:style-name="ro1">
          <table:table-cell office:value-type="date" office:date-value="2015-12-09T00:00:00" table:style-name="ce12">
            <text:p>2015-12-09</text:p>
          </table:table-cell>
          <table:table-cell office:value-type="string" table:style-name="ce15">
            <text:p>no</text:p>
          </table:table-cell>
          <table:table-cell table:style-name="ce14"/>
          <table:table-cell office:value-type="string" table:style-name="ce15">
            <text:p>John</text:p>
          </table:table-cell>
          <table:table-cell table:style-name="ce15"/>
          <table:table-cell office:value-type="string" table:style-name="ce15">
            <text:p>Doe</text:p>
          </table:table-cell>
          <table:table-cell office:value-type="string" table:style-name="ce15">
            <text:p>AB123456A</text:p>
          </table:table-cell>
          <table:table-cell office:value-type="string" table:style-name="ce15">
            <text:p>123/XZ55555555</text:p>
          </table:table-cell>
          <table:table-cell office:value-type="string" table:style-name="ce15">
            <text:p>yes</text:p>
          </table:table-cell>
          <table:table-cell table:number-columns-repeated="1013" table:style-name="ce7"/>
          <table:table-cell table:number-columns-repeated="15362"/>
        </table:table-row>
        <table:table-row table:number-rows-repeated="5" table:style-name="ro1">
          <table:table-cell table:style-name="ce12"/>
          <table:table-cell table:style-name="ce15"/>
          <table:table-cell table:style-name="ce14"/>
          <table:table-cell table:number-columns-repeated="6" table:style-name="ce15"/>
          <table:table-cell table:number-columns-repeated="1013" table:style-name="ce7"/>
          <table:table-cell table:number-columns-repeated="15362"/>
        </table:table-row>
        <table:table-row table:number-rows-repeated="9993" table:style-name="ro1">
          <table:table-cell table:style-name="ce12"/>
          <table:table-cell table:style-name="ce15"/>
          <table:table-cell table:style-name="ce14"/>
          <table:table-cell table:number-columns-repeated="6" table:style-name="ce15"/>
          <table:table-cell table:number-columns-repeated="16375"/>
        </table:table-row>
        <table:table-row table:number-rows-repeated="1038567" table:style-name="ro6">
          <table:table-cell table:number-columns-repeated="16384"/>
        </table:table-row>
      </table:table>
      <table:table table:name="CSOP_OptionsExercised_V4" table:style-name="ta2">
        <table:table-column table:style-name="co23" table:default-cell-style-name="ce7"/>
        <table:table-column table:style-name="co24" table:default-cell-style-name="ce7"/>
        <table:table-column table:style-name="co25" table:default-cell-style-name="ce7"/>
        <table:table-column table:style-name="co26" table:default-cell-style-name="ce7"/>
        <table:table-column table:style-name="co27" table:default-cell-style-name="ce7"/>
        <table:table-column table:style-name="co5" table:default-cell-style-name="ce7"/>
        <table:table-column table:style-name="co27" table:default-cell-style-name="ce7"/>
        <table:table-column table:style-name="co19"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16" table:default-cell-style-name="ce7"/>
        <table:table-column table:style-name="co33" table:default-cell-style-name="ce7"/>
        <table:table-column table:style-name="co28" table:default-cell-style-name="ce7"/>
        <table:table-column table:style-name="co34" table:number-columns-repeated="2" table:default-cell-style-name="ce7"/>
        <table:table-column table:style-name="co35" table:default-cell-style-name="ce7"/>
        <table:table-column table:style-name="co36" table:default-cell-style-name="ce7"/>
        <table:table-column table:style-name="co37" table:default-cell-style-name="ce7"/>
        <table:table-column table:style-name="co38" table:default-cell-style-name="ce7"/>
        <table:table-column table:style-name="co39" table:default-cell-style-name="ce7"/>
        <table:table-column table:style-name="co10" table:number-columns-repeated="998" table:default-cell-style-name="ce7"/>
        <table:table-column table:style-name="co11" table:default-cell-style-name="ce7"/>
        <table:table-column table:style-name="co11" table:number-columns-repeated="2" table:default-cell-style-name="ce6"/>
        <table:table-column table:style-name="co12" table:number-columns-repeated="15360" table:default-cell-style-name="ce1"/>
        <table:table-row table:style-name="ro1">
          <table:table-cell office:value-type="string" table:number-columns-spanned="22" table:number-rows-spanned="1" table:style-name="ce20">
            <text:p>CSOP scheme template – Options and replacement options exercised</text:p>
          </table:table-cell>
          <table:covered-table-cell table:number-columns-repeated="21"/>
          <table:table-cell table:number-columns-repeated="1000" table:style-name="ce7"/>
          <table:table-cell table:number-columns-repeated="15362"/>
        </table:table-row>
        <table:table-row table:style-name="ro1">
          <table:table-cell office:value-type="string" table:number-columns-spanned="22" table:number-rows-spanned="1" table:style-name="ce21">
            <text:p>How to complete this schedule:</text:p>
          </table:table-cell>
          <table:covered-table-cell table:number-columns-repeated="21"/>
          <table:table-cell table:number-columns-repeated="1000" table:style-name="ce7"/>
          <table:table-cell table:number-columns-repeated="15362"/>
        </table:table-row>
        <table:table-row table:style-name="ro9">
          <table:table-cell office:value-type="string" table:number-columns-spanned="22" table:number-rows-spanned="1" table:style-name="ce22">
            <text:p>Enter details of each employee and the Company Share Option Plan (CSOP) below.</text:p>
            <text:p><text:span text:style-name="T1">Please note</text:span>: Monetary values must be entered to 4 decimal places in pounds sterling.</text:p>
            <text:p>Numbers of shares and securities must be entered to 2 decimal places.</text:p>
          </table:table-cell>
          <table:covered-table-cell table:number-columns-repeated="21"/>
          <table:table-cell table:number-columns-repeated="1000" table:style-name="ce7"/>
          <table:table-cell table:number-columns-repeated="15362"/>
        </table:table-row>
        <table:table-row table:style-name="ro1">
          <table:table-cell office:value-type="string" table:number-columns-spanned="22" table:number-rows-spanned="1" table:style-name="ce21">
            <text:p>Important note</text:p>
          </table:table-cell>
          <table:covered-table-cell table:number-columns-repeated="21"/>
          <table:table-cell table:number-columns-repeated="1000" table:style-name="ce7"/>
          <table:table-cell table:number-columns-repeated="15362"/>
        </table:table-row>
        <table:table-row table:style-name="ro3">
          <table:table-cell office:value-type="string" table:number-columns-spanned="22" table:number-rows-spanned="1" table:style-name="ce22">
            <text:p>You<text:s/><text:span text:style-name="T4">must not</text:span><text:s/>alter the structure or formatting of this schedule. If you do your schedule will be rejected.</text:p>
          </table:table-cell>
          <table:covered-table-cell table:number-columns-repeated="21"/>
          <table:table-cell table:number-columns-repeated="1000" table:style-name="ce7"/>
          <table:table-cell table:number-columns-repeated="15362"/>
        </table:table-row>
        <table:table-row table:style-name="ro10">
          <table:table-cell office:value-type="string" table:number-columns-spanned="12" table:number-rows-spanned="1" table:style-name="ce22">
            <text:p>For more information on completing this schedule, follow the link below. You must be connected to the internet to access the guide.</text:p>
          </table:table-cell>
          <table:covered-table-cell table:number-columns-repeated="11"/>
          <table:table-cell table:number-columns-repeated="10" table:style-name="ce18"/>
          <table:table-cell table:number-columns-repeated="1000" table:style-name="ce7"/>
          <table:table-cell table:number-columns-repeated="15362"/>
        </table:table-row>
        <table:table-row table:style-name="ro1">
          <table:table-cell office:value-type="string" table:number-columns-spanned="10" table:number-rows-spanned="1" table:style-name="ce23">
            <text:p><text:a xlink:href="https://www.gov.uk/government/publications/company-share-option-plan-end-of-year-return-template">CSOP guidance</text:a></text:p>
          </table:table-cell>
          <table:covered-table-cell table:number-columns-repeated="9"/>
          <table:table-cell table:style-name="ce19"/>
          <table:table-cell table:number-columns-repeated="3" table:style-name="ce18"/>
          <table:table-cell table:number-columns-repeated="4" table:style-name="ce19"/>
          <table:table-cell table:style-name="ce18"/>
          <table:table-cell table:number-columns-repeated="4" table:style-name="ce19"/>
          <table:table-cell table:number-columns-repeated="16361"/>
        </table:table-row>
        <table:table-row table:style-name="ro1">
          <table:table-cell table:number-columns-repeated="1022" table:style-name="ce7"/>
          <table:table-cell table:number-columns-repeated="15362"/>
        </table:table-row>
        <table:table-row table:style-name="ro11">
          <table:table-cell office:value-type="string" table:style-name="ce10">
            <text:p>1.</text:p>
            <text:p>Date of event</text:p>
            <text:p>(yyyy-mm-dd)</text:p>
          </table:table-cell>
          <table:table-cell office:value-type="string" table:style-name="ce10">
            <text:p>2.</text:p>
            <text:p>Employee first name</text:p>
          </table:table-cell>
          <table:table-cell office:value-type="string" table:style-name="ce10">
            <text:p>3.</text:p>
            <text:p>Employee second name</text:p>
            <text:p>(if applicable)</text:p>
          </table:table-cell>
          <table:table-cell office:value-type="string" table:style-name="ce10">
            <text:p>4.</text:p>
            <text:p>Employee last name</text:p>
          </table:table-cell>
          <table:table-cell office:value-type="string" table:style-name="ce10">
            <text:p>5.</text:p>
            <text:p>National Insurance number</text:p>
          </table:table-cell>
          <table:table-cell office:value-type="string" table:style-name="ce10">
            <text:p>6.</text:p>
            <text:p>PAYE reference of employing company</text:p>
          </table:table-cell>
          <table:table-cell office:value-type="string" table:style-name="ce10">
            <text:p>7.</text:p>
            <text:p>Date of grant</text:p>
            <text:p>(yyyy-mm-dd)</text:p>
          </table:table-cell>
          <table:table-cell office:value-type="string" table:style-name="ce10">
            <text:p>8.</text:p>
            <text:p>Total number of shares employee entitled to on exercise of the option before any cashless exercise or other adjustment</text:p>
            <text:p>e.g. 100.00</text:p>
          </table:table-cell>
          <table:table-cell office:value-type="string" table:style-name="ce10">
            <text:p>9.</text:p>
            <text:p>Are these shares part of the largest class of shares in that company?</text:p>
            <text:p>(yes/no)</text:p>
          </table:table-cell>
          <table:table-cell office:value-type="string" table:style-name="ce10">
            <text:p>10.</text:p>
            <text:p>Are the shares subject to the option listed on a recognised stock exchange?</text:p>
            <text:p>(yes/no)</text:p>
            <text:p/>
          </table:table-cell>
          <table:table-cell office:value-type="string" table:style-name="ce10">
            <text:p>11.</text:p>
            <text:p>Actual market value (AMV) of a share on the date of exercise</text:p>
            <text:p>£</text:p>
            <text:p>e.g. 10.1234</text:p>
          </table:table-cell>
          <table:table-cell office:value-type="string" table:style-name="ce10">
            <text:p>12.</text:p>
            <text:p>Exercise price per share</text:p>
            <text:p>£</text:p>
            <text:p>e.g. 10.1234</text:p>
          </table:table-cell>
          <table:table-cell office:value-type="string" table:style-name="ce10">
            <text:p>13.</text:p>
            <text:p>Unrestricted market value (UMV) of a share on the date of exercise</text:p>
            <text:p>£</text:p>
            <text:p>e.g. 10.1234</text:p>
          </table:table-cell>
          <table:table-cell office:value-type="string" table:style-name="ce10">
            <text:p>14.</text:p>
            <text:p>If the answer to question 10 is no, was the market value agreed with HMRC?</text:p>
            <text:p>(yes/no)</text:p>
          </table:table-cell>
          <table:table-cell office:value-type="string" table:style-name="ce10">
            <text:p>15.</text:p>
            <text:p>If yes, enter the HMRC valuation reference given</text:p>
          </table:table-cell>
          <table:table-cell office:value-type="string" table:style-name="ce10">
            <text:p>16.</text:p>
            <text:p>Does the exercise qualify for tax relief?</text:p>
            <text:p>(yes/no)</text:p>
          </table:table-cell>
          <table:table-cell office:value-type="string" table:style-name="ce10">
            <text:p>17.</text:p>
            <text:p>Was PAYE operated?</text:p>
            <text:p>(yes/no)</text:p>
          </table:table-cell>
          <table:table-cell office:value-type="string" table:style-name="ce10">
            <text:p>18.</text:p>
            <text:p>If yes, deductible amount</text:p>
            <text:p>£</text:p>
            <text:p>e.g. 10.1234</text:p>
          </table:table-cell>
          <table:table-cell office:value-type="string" table:style-name="ce10">
            <text:p>19.</text:p>
            <text:p>Has a National Insurance Contributions election or agreement been operated?</text:p>
            <text:p>(yes/no)</text:p>
          </table:table-cell>
          <table:table-cell office:value-type="string" table:style-name="ce10">
            <text:p>20.</text:p>
            <text:p>Were all shares resulting from the exercise sold? (yes/no). Answer yes if they were either sold on the same day as the exercise in connection with the exercise or sale instructions were given for all shares to be sold on exercise</text:p>
          </table:table-cell>
          <table:table-cell table:number-columns-repeated="3" table:style-name="ce10"/>
          <table:table-cell table:number-columns-repeated="16361" table:style-name="ce17"/>
        </table:table-row>
        <table:table-row table:style-name="ro1">
          <table:table-cell office:value-type="date" office:date-value="2015-11-29T00:00:00" table:style-name="ce12">
            <text:p>2015-11-29</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no</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yes</text:p>
          </table:table-cell>
          <table:table-cell office:value-type="string" table:style-name="ce15">
            <text:p>aa12345678</text:p>
          </table:table-cell>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string" table:style-name="ce15">
            <text:p>yes</text:p>
          </table:table-cell>
          <table:table-cell office:value-type="string" table:style-name="ce15">
            <text:p>yes</text:p>
          </table:table-cell>
          <table:table-cell table:number-columns-repeated="3" table:style-name="ce15"/>
          <table:table-cell table:number-columns-repeated="16361"/>
        </table:table-row>
        <table:table-row table:style-name="ro1">
          <table:table-cell office:value-type="date" office:date-value="2015-11-29T00:00:00" table:style-name="ce12">
            <text:p>2015-11-29</text:p>
          </table:table-cell>
          <table:table-cell office:value-type="string" table:style-name="ce15">
            <text:p>John</text:p>
          </table:table-cell>
          <table:table-cell office:value-type="string" table:style-name="ce15">
            <text:p>Middle</text:p>
          </table:table-cell>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no</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no</text:p>
          </table:table-cell>
          <table:table-cell table:style-name="ce15"/>
          <table:table-cell office:value-type="string" table:style-name="ce15">
            <text:p>yes</text:p>
          </table:table-cell>
          <table:table-cell office:value-type="string" table:style-name="ce15">
            <text:p>no</text:p>
          </table:table-cell>
          <table:table-cell table:style-name="ce14"/>
          <table:table-cell office:value-type="string" table:style-name="ce15">
            <text:p>yes</text:p>
          </table:table-cell>
          <table:table-cell office:value-type="string" table:style-name="ce15">
            <text:p>no</text:p>
          </table:table-cell>
          <table:table-cell table:number-columns-repeated="3" table:style-name="ce15"/>
          <table:table-cell table:number-columns-repeated="16361"/>
        </table:table-row>
        <table:table-row table:style-name="ro1">
          <table:table-cell office:value-type="date" office:date-value="2015-11-29T00:00:00" table:style-name="ce12">
            <text:p>2015-11-29</text:p>
          </table:table-cell>
          <table:table-cell office:value-type="string" table:style-name="ce15">
            <text:p>John</text:p>
          </table:table-cell>
          <table:table-cell table:style-name="ce15"/>
          <table:table-cell office:value-type="string" table:style-name="ce15">
            <text:p>Doe</text:p>
          </table:table-cell>
          <table:table-cell office:value-type="string" table:style-name="ce15">
            <text:p>AA123456A</text:p>
          </table:table-cell>
          <table:table-cell office:value-type="string" table:style-name="ce15">
            <text:p>123/XZ55555555</text:p>
          </table:table-cell>
          <table:table-cell office:value-type="date" office:date-value="2015-12-29T00:00:00" table:style-name="ce12">
            <text:p>2015-12-29</text:p>
          </table:table-cell>
          <table:table-cell office:value-type="float" office:value="100" table:style-name="ce13">
            <text:p>100.00</text:p>
          </table:table-cell>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float" office:value="10.1234" table:style-name="ce14">
            <text:p>10.1234</text:p>
          </table:table-cell>
          <table:table-cell office:value-type="float" office:value="10.1234" table:style-name="ce14">
            <text:p>10.1234</text:p>
          </table:table-cell>
          <table:table-cell office:value-type="string" table:style-name="ce15">
            <text:p>yes</text:p>
          </table:table-cell>
          <table:table-cell table:style-name="ce15"/>
          <table:table-cell office:value-type="string" table:style-name="ce15">
            <text:p>yes</text:p>
          </table:table-cell>
          <table:table-cell office:value-type="string" table:style-name="ce15">
            <text:p>yes</text:p>
          </table:table-cell>
          <table:table-cell office:value-type="float" office:value="10.1234" table:style-name="ce14">
            <text:p>10.1234</text:p>
          </table:table-cell>
          <table:table-cell office:value-type="string" table:style-name="ce15">
            <text:p>yes</text:p>
          </table:table-cell>
          <table:table-cell office:value-type="string" table:style-name="ce15">
            <text:p>yes</text:p>
          </table:table-cell>
          <table:table-cell table:number-columns-repeated="3" table:style-name="ce15"/>
          <table:table-cell table:number-columns-repeated="16361"/>
        </table:table-row>
        <table:table-row table:number-rows-repeated="9997" table:style-name="ro1">
          <table:table-cell table:style-name="ce12"/>
          <table:table-cell table:number-columns-repeated="5" table:style-name="ce15"/>
          <table:table-cell table:style-name="ce12"/>
          <table:table-cell table:style-name="ce13"/>
          <table:table-cell table:number-columns-repeated="2" table:style-name="ce15"/>
          <table:table-cell table:number-columns-repeated="3" table:style-name="ce14"/>
          <table:table-cell table:number-columns-repeated="4" table:style-name="ce15"/>
          <table:table-cell table:style-name="ce14"/>
          <table:table-cell table:number-columns-repeated="5" table:style-name="ce15"/>
          <table:table-cell table:number-columns-repeated="16361"/>
        </table:table-row>
        <table:table-row table:number-rows-repeated="103856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1" svg:font-family="Arial1"/>
    <style:font-face style:name="Lohit Hindi" svg:font-family="&quot;Lohit Hindi&quot;"/>
    <style:font-face style:name="Arial" svg:font-family="Arial"/>
    <style:font-face style:name="Arial2" svg:font-family="Arial2"/>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date-style style:name="N36">
      <number:year number:style="long"/>
      <number:text>-</number:text>
      <number:month number:style="long"/>
      <number:text>-</number:text>
      <number:day number:style="long"/>
    </number:date-style>
    <number:number-style style:name="N37">
      <number:number number:decimal-places="4" number:min-decimal-places="4" number:min-integer-digits="1"/>
    </number:number-style>
    <number:currency-style style:name="N38P0" number:language="en" number:country="GB">
      <number:currency-symbol number:language="en" number:country="GB">£</number:currency-symbol>
      <number:number number:decimal-places="2" number:min-decimal-places="2" number:min-integer-digits="1" number:grouping="true"/>
    </number:currency-style>
    <number:currency-style style:name="N3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38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1" style:font-name-asian="Arial1" style:font-name-complex="Arial1"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ableStyleLight1" style:family="table-cell" style:data-style-name="N0">
      <style:table-cell-properties style:vertical-align="automatic" fo:background-color="transparent"/>
      <style:text-properties fo:color="#0000FF" style:font-name="Lohit Hindi" style:font-name-asian="Lohit Hindi" style:font-name-complex="Lohit Hindi" style:text-underline-style="solid" style:text-underline-type="single"/>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8740157480315in" fo:margin-bottom="0.78740157480315in" fo:margin-left="0.78740157480315in" fo:margin-right="0.78740157480315in" style:print-orientation="portrait" style:print-page-order="ttb" style:first-page-number="1" style:scale-to="100%"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style:page-layout style:name="pm2">
      <style:page-layout-properties fo:margin-top="0.78740157480315in" fo:margin-bottom="0.78740157480315in" fo:margin-left="0.78740157480315in" fo:margin-right="0.78740157480315in" style:table-centering="none" style:print="objects charts drawings"/>
      <style:header-style>
        <style:header-footer-properties fo:min-height="0.23740157480315in" fo:margin-left="0.78740157480315in" fo:margin-right="0.78740157480315in" fo:margin-bottom="0in"/>
      </style:header-style>
      <style:footer-style>
        <style:header-footer-properties fo:min-height="0.23740157480315in" fo:margin-left="0.78740157480315in" fo:margin-right="0.78740157480315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116</meta:generator>
    <meta:initial-creator>Alexander Young</meta:initial-creator>
    <dc:creator>Microsoft Office User</dc:creator>
    <meta:creation-date>2013-10-29T11:18:33Z</meta:creation-date>
    <dc:date>2023-02-14T10:25:33Z</dc:date>
    <meta:editing-cycles>85</meta:editing-cycles>
    <meta:editing-duration>PT24379S</meta:editing-duration>
  </office:meta>
</office:document-meta>
</file>